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2.352cm" fo:min-width="2.1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6.481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justify" draw:textarea-vertical-align="middle" draw:auto-grow-height="false" fo:min-height="6.227cm" fo:min-width="11.692cm"/>
    </style:style>
    <style:style style:name="gr10" style:family="graphic" style:parent-style-name="standard">
      <style:graphic-properties draw:textarea-horizontal-align="justify" draw:textarea-vertical-align="middle" draw:auto-grow-height="false" fo:min-height="5.465cm" fo:min-width="8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973cm" fo:min-width="1.977cm"/>
    </style:style>
    <style:style style:name="gr13" style:family="graphic" style:parent-style-name="standard">
      <style:graphic-properties draw:textarea-horizontal-align="justify" draw:textarea-vertical-align="middle" draw:auto-grow-height="false" fo:min-height="2.624cm" fo:min-width="2.465cm"/>
    </style:style>
    <style:style style:name="gr14" style:family="graphic" style:parent-style-name="standard">
      <style:graphic-properties draw:textarea-horizontal-align="justify" draw:textarea-vertical-align="middle" draw:auto-grow-height="false" fo:min-height="2.715cm" fo:min-width="2.64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524cm" svg:x="10.271cm" svg:y="8.112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1.508cm" svg:y="7.731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1.778cm" svg:x="16.494cm" svg:y="7.985cm">
          <text:p text:style-name="P1">Environment</text:p>
          <text:p text:style-name="P1">(prod/dev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10.398cm" svg:y="1.254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10.394cm 13.446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382cm" svg:y1="8.874cm" svg:x2="6.715cm" svg:y2="8.874cm">
          <text:p/>
        </draw:line>
        <draw:line draw:style-name="gr6" draw:text-style-name="P2" draw:layer="layout" svg:x1="10.017cm" svg:y1="13.954cm" svg:x2="3.921cm" svg:y2="10.398cm">
          <text:p/>
        </draw:line>
        <draw:line draw:style-name="gr6" draw:text-style-name="P2" draw:layer="layout" svg:x1="13.192cm" svg:y1="13.573cm" svg:x2="16.494cm" svg:y2="10.017cm">
          <text:p/>
        </draw:line>
        <draw:line draw:style-name="gr6" draw:text-style-name="P2" draw:layer="layout" svg:x1="12.303cm" svg:y1="13.065cm" svg:x2="12.43cm" svg:y2="10.017cm">
          <text:p/>
        </draw:line>
        <draw:line draw:style-name="gr6" draw:text-style-name="P2" draw:layer="layout" svg:x1="13.954cm" svg:y1="4.683cm" svg:x2="16.621cm" svg:y2="7.731cm">
          <text:p/>
        </draw:line>
        <draw:line draw:style-name="gr6" draw:text-style-name="P2" draw:layer="layout" svg:x1="10.525cm" svg:y1="4.556cm" svg:x2="4.175cm" svg:y2="7.35cm">
          <text:p/>
        </draw:line>
        <draw:frame draw:style-name="gr7" draw:text-style-name="P3" draw:layer="layout" svg:width="9.525cm" svg:height="6.731cm" svg:x="15.732cm" svg:y="12.938cm">
          <draw:text-box>
            <text:p>Obj attr relations </text:p>
            <text:p>As of 2015.07.17 </text:p>
            <text:p>(before re-factor)</text:p>
          </draw:text-box>
        </draw:frame>
      </draw:page>
      <draw:page draw:name="page2" draw:style-name="dp1" draw:master-page-name="Default">
        <draw:frame draw:style-name="gr8" draw:text-style-name="P3" draw:layer="layout" svg:width="8.001cm" svg:height="1.27cm" svg:x="18.653cm" svg:y="5.064cm">
          <draw:text-box>
            <text:p>After re-factor</text:p>
          </draw:text-box>
        </draw:frame>
        <draw:custom-shape draw:style-name="gr9" draw:text-style-name="P1" draw:layer="layout" svg:width="12.192cm" svg:height="6.477cm" svg:x="12.938cm" svg:y="7.985cm">
          <text:p text:style-name="P1">Domain:</text:p>
          <text:p text:style-name="P1">“ENV.COMPANY.TLD”</text:p>
          <text:p text:style-name="P1">Has environment build-in </text:p>
          <text:p text:style-name="P1">and SLA details is an attr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2.27cm" svg:y="10.01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4.048cm" svg:y="2.905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4.312cm 14.589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43cm" svg:y1="11.033cm" svg:x2="7.858cm" svg:y2="11.16cm">
          <text:p/>
        </draw:line>
        <draw:line draw:style-name="gr6" draw:text-style-name="P2" draw:layer="layout" svg:x1="8.874cm" svg:y1="16.113cm" svg:x2="12.684cm" svg:y2="14.335cm">
          <text:p/>
        </draw:line>
        <draw:line draw:style-name="gr6" draw:text-style-name="P2" draw:layer="layout" svg:x1="7.858cm" svg:y1="5.953cm" svg:x2="12.303cm" svg:y2="8.112cm">
          <text:p/>
        </draw:line>
      </draw:page>
      <draw:page draw:name="page3" draw:style-name="dp1" draw:master-page-name="Default">
        <draw:custom-shape draw:style-name="gr10" draw:text-style-name="P1" draw:layer="layout" svg:width="8.636cm" svg:height="5.715cm" svg:x="10.017cm" svg:y="8.239cm">
          <text:p text:style-name="P1">SYSE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4.064cm" svg:x="12.303cm" svg:y="2.016cm">
          <text:p text:style-name="P1">probl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4.953cm" svg:height="4.445cm" svg:x="1.508cm" svg:y="8.747cm">
          <text:p text:style-name="P1">coff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draw:layer="layout" svg:width="4.191cm" svg:height="4.064cm" svg:x="12.684cm" svg:y="15.478cm">
          <text:p text:style-name="P1">sarca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445cm" svg:height="4.191cm" svg:x="22.209cm" svg:y="8.874cm">
          <text:p text:style-name="P1">sol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588cm" svg:y1="11.033cm" svg:x2="10.017cm" svg:y2="11.033cm">
          <text:p/>
        </draw:line>
        <draw:line draw:style-name="gr6" draw:text-style-name="P2" draw:layer="layout" svg:x1="14.589cm" svg:y1="6.207cm" svg:x2="14.589cm" svg:y2="7.985cm">
          <text:p/>
        </draw:line>
        <draw:line draw:style-name="gr6" draw:text-style-name="P2" draw:layer="layout" svg:x1="14.716cm" svg:y1="13.954cm" svg:x2="14.716cm" svg:y2="15.478cm">
          <text:p/>
        </draw:line>
        <draw:line draw:style-name="gr6" draw:text-style-name="P2" draw:layer="layout" svg:x1="18.653cm" svg:y1="10.906cm" svg:x2="22.082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09:50:33.953000000</meta:creation-date>
    <dc:date>2015-07-19T12:07:44.604000000</dc:date>
    <meta:editing-duration>PT43M54S</meta:editing-duration>
    <meta:editing-cycles>4</meta:editing-cycles>
    <meta:generator>LibreOffice/4.4.4.3$Windows_x86 LibreOffice_project/2c39ebcf046445232b798108aa8a7e7d89552ea8</meta:generator>
    <meta:document-statistic meta:object-count="29"/>
  </office:meta>
</office:document-meta>
</file>